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</office:automatic-styles>
  <office:body>
    <office:text text:use-soft-page-breaks="true">
      <text:p text:style-name="P1">Preorder:</text:p>
      <text:p text:style-name="Normalny">[60, 41, 16, 25, 53, 46, 42, 55, 74, 65, 63, 62, 64, 70]</text:p>
      <text:p text:style-name="Normalny"/>
      <text:p text:style-name="Normalny">Inorder:</text:p>
      <text:p text:style-name="Normalny">[16, 25, 41, 42, 46, 53, 55, 60, 62, 63, 64, 65, 70, 74]</text:p>
      <text:p text:style-name="Normalny"/>
      <text:p text:style-name="Normalny">Postorder:</text:p>
      <text:p text:style-name="Normalny">[25, 16, 42, 46, 55, 53, 41, 62, 64, 63, 70, 65, 74, 60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skar Legner</meta:initial-creator>
    <dc:creator>Oskar Legner</dc:creator>
    <meta:creation-date>2020-04-15T18:56:00Z</meta:creation-date>
    <dc:date>2020-04-15T19:07:00Z</dc:date>
    <meta:template xlink:href="Normal.dotm" xlink:type="simple"/>
    <meta:editing-cycles>1</meta:editing-cycles>
    <meta:editing-duration>PT660S</meta:editing-duration>
    <meta:document-statistic meta:page-count="1" meta:paragraph-count="1" meta:word-count="29" meta:character-count="202" meta:row-count="1" meta:non-whitespace-character-count="174"/>
  </office:meta>
</office:document-meta>
</file>